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3000000986536EE6F6EFBBF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幼圆" svg:font-family="幼圆" style:font-family-generic="system" style:font-pitch="variable"/>
  </office:font-face-decls>
  <office:automatic-styles>
    <style:style style:name="Tabela1" style:family="table" style:master-page-name="MP0">
      <style:table-properties style:width="14.268cm" fo:margin-left="-0.635cm" style:page-number="auto" table:align="left"/>
    </style:style>
    <style:style style:name="Tabela1.A" style:family="table-column">
      <style:table-column-properties style:column-width="0.446cm"/>
    </style:style>
    <style:style style:name="Tabela1.B" style:family="table-column">
      <style:table-column-properties style:column-width="13.822cm"/>
    </style:style>
    <style:style style:name="Tabela1.1" style:family="table-row">
      <style:table-row-properties style:min-row-height="1.709cm" style:use-optimal-row-height="false"/>
    </style:style>
    <style:style style:name="Tabela1.A1" style:family="table-cell">
      <style:table-cell-properties style:border-line-width-left="0.079cm 0.079cm 0.079cm" fo:padding-left="0.191cm" fo:padding-right="0.191cm" fo:padding-top="0cm" fo:padding-bottom="0cm" fo:border-left="6.75pt double #1f4e79" fo:border-right="none" fo:border-top="none" fo:border-bottom="none" style:writing-mode="lr-tb"/>
    </style:style>
    <style:style style:name="Tabela1.B1" style:family="table-cell">
      <style:table-cell-properties fo:padding-left="0.191cm" fo:padding-right="0.191cm" fo:padding-top="0cm" fo:padding-bottom="0cm" fo:border="none" style:writing-mode="lr-tb"/>
    </style:style>
    <style:style style:name="Tabela2" style:family="table">
      <style:table-properties style:width="17.191cm" style:rel-width="100%" fo:margin-left="0cm" table:align="left"/>
    </style:style>
    <style:style style:name="Tabela2.A" style:family="table-column">
      <style:table-column-properties style:column-width="1.057cm" style:rel-column-width="599*"/>
    </style:style>
    <style:style style:name="Tabela2.B" style:family="table-column">
      <style:table-column-properties style:column-width="16.134cm" style:rel-column-width="9147*"/>
    </style:style>
    <style:style style:name="Tabela2.A1" style:family="table-cell">
      <style:table-cell-properties fo:background-color="#deeaf6" fo:padding-left="0.191cm" fo:padding-right="0.191cm" fo:padding-top="0cm" fo:padding-bottom="0cm" fo:border="none" style:writing-mode="lr-tb">
        <style:background-image/>
      </style:table-cell-properties>
    </style:style>
    <style:style style:name="Tabela3" style:family="table">
      <style:table-properties style:width="17.191cm" style:rel-width="100%" fo:margin-left="0cm" table:align="left"/>
    </style:style>
    <style:style style:name="Tabela3.A" style:family="table-column">
      <style:table-column-properties style:column-width="1.057cm" style:rel-column-width="599*"/>
    </style:style>
    <style:style style:name="Tabela3.B" style:family="table-column">
      <style:table-column-properties style:column-width="16.134cm" style:rel-column-width="9147*"/>
    </style:style>
    <style:style style:name="Tabela3.A1" style:family="table-cell">
      <style:table-cell-properties fo:background-color="#deeaf6" fo:padding-left="0.191cm" fo:padding-right="0.191cm" fo:padding-top="0cm" fo:padding-bottom="0cm" fo:border="none" style:writing-mode="lr-tb">
        <style:background-image/>
      </style:table-cell-properties>
    </style:style>
    <style:style style:name="Tabela4" style:family="table">
      <style:table-properties style:width="17.191cm" style:rel-width="100%" fo:margin-left="0cm" table:align="left"/>
    </style:style>
    <style:style style:name="Tabela4.A" style:family="table-column">
      <style:table-column-properties style:column-width="1.057cm" style:rel-column-width="599*"/>
    </style:style>
    <style:style style:name="Tabela4.B" style:family="table-column">
      <style:table-column-properties style:column-width="16.134cm" style:rel-column-width="9147*"/>
    </style:style>
    <style:style style:name="Tabela4.A1" style:family="table-cell">
      <style:table-cell-properties fo:background-color="#deeaf6" fo:padding-left="0.191cm" fo:padding-right="0.191cm" fo:padding-top="0cm" fo:padding-bottom="0cm" fo:border="none" style:writing-mode="lr-tb">
        <style:background-image/>
      </style:table-cell-properties>
    </style:style>
    <style:style style:name="Tabela5" style:family="table">
      <style:table-properties style:width="17.191cm" style:rel-width="100%" fo:margin-left="0cm" table:align="left"/>
    </style:style>
    <style:style style:name="Tabela5.A" style:family="table-column">
      <style:table-column-properties style:column-width="1.057cm" style:rel-column-width="599*"/>
    </style:style>
    <style:style style:name="Tabela5.B" style:family="table-column">
      <style:table-column-properties style:column-width="16.134cm" style:rel-column-width="9147*"/>
    </style:style>
    <style:style style:name="Tabela5.A1" style:family="table-cell">
      <style:table-cell-properties fo:background-color="#deeaf6" fo:padding-left="0.191cm" fo:padding-right="0.191cm" fo:padding-top="0cm" fo:padding-bottom="0cm" fo:border="none" style:writing-mode="lr-tb">
        <style:background-image/>
      </style:table-cell-properties>
    </style:style>
    <style:style style:name="Tabela6" style:family="table">
      <style:table-properties style:width="17.191cm" style:rel-width="100%" fo:margin-left="0cm" table:align="left"/>
    </style:style>
    <style:style style:name="Tabela6.A" style:family="table-column">
      <style:table-column-properties style:column-width="1.057cm" style:rel-column-width="599*"/>
    </style:style>
    <style:style style:name="Tabela6.B" style:family="table-column">
      <style:table-column-properties style:column-width="16.134cm" style:rel-column-width="9147*"/>
    </style:style>
    <style:style style:name="Tabela6.A1" style:family="table-cell">
      <style:table-cell-properties fo:background-color="#deeaf6" fo:padding-left="0.191cm" fo:padding-right="0.191cm" fo:padding-top="0cm" fo:padding-bottom="0cm" fo:border="none" style:writing-mode="lr-tb">
        <style:background-image/>
      </style:table-cell-properties>
    </style:style>
    <style:style style:name="Tabela7" style:family="table">
      <style:table-properties style:width="17.191cm" style:rel-width="100%" fo:margin-left="0cm" table:align="left"/>
    </style:style>
    <style:style style:name="Tabela7.A" style:family="table-column">
      <style:table-column-properties style:column-width="1.057cm" style:rel-column-width="599*"/>
    </style:style>
    <style:style style:name="Tabela7.B" style:family="table-column">
      <style:table-column-properties style:column-width="16.134cm" style:rel-column-width="9147*"/>
    </style:style>
    <style:style style:name="Tabela7.A1" style:family="table-cell">
      <style:table-cell-properties fo:background-color="#deeaf6" fo:padding-left="0.191cm" fo:padding-right="0.191cm" fo:padding-top="0cm" fo:padding-bottom="0cm" fo:border="none" style:writing-mode="lr-tb">
        <style:background-image/>
      </style:table-cell-properties>
    </style:style>
    <style:style style:name="Tabela8" style:family="table">
      <style:table-properties style:width="17.191cm" style:rel-width="100%" fo:margin-left="0cm" table:align="left"/>
    </style:style>
    <style:style style:name="Tabela8.A" style:family="table-column">
      <style:table-column-properties style:column-width="8.999cm" style:rel-column-width="5097*"/>
    </style:style>
    <style:style style:name="Tabela8.B" style:family="table-column">
      <style:table-column-properties style:column-width="5.509cm" style:rel-column-width="3120*"/>
    </style:style>
    <style:style style:name="Tabela8.C" style:family="table-column">
      <style:table-column-properties style:column-width="2.683cm" style:rel-column-width="1519*"/>
    </style:style>
    <style:style style:name="Tabela8.A1" style:family="table-cell">
      <style:table-cell-properties style:vertical-align="bottom" fo:background-color="#deeaf6" fo:padding-left="0.191cm" fo:padding-right="0.191cm" fo:padding-top="0cm" fo:padding-bottom="0cm" fo:border="0.5pt solid #5b9bd5" style:writing-mode="lr-tb">
        <style:background-image/>
      </style:table-cell-properties>
    </style:style>
    <style:style style:name="Tabela8.A2" style:family="table-cell">
      <style:table-cell-properties fo:padding-left="0.191cm" fo:padding-right="0.191cm" fo:padding-top="0cm" fo:padding-bottom="0cm" fo:border="0.5pt solid #5b9bd5" style:writing-mode="lr-tb"/>
    </style:style>
    <style:style style:name="Tabela8.B2" style:family="table-cell">
      <style:table-cell-properties fo:padding-left="0.191cm" fo:padding-right="0.191cm" fo:padding-top="0cm" fo:padding-bottom="0cm" fo:border="0.5pt solid #5b9bd5" style:writing-mode="lr-tb"/>
    </style:style>
    <style:style style:name="Tabela8.C2" style:family="table-cell">
      <style:table-cell-properties fo:padding-left="0.191cm" fo:padding-right="0.191cm" fo:padding-top="0cm" fo:padding-bottom="0cm" fo:border="0.5pt solid #5b9bd5" style:writing-mode="lr-tb"/>
    </style:style>
    <style:style style:name="Tabela8.A3" style:family="table-cell">
      <style:table-cell-properties fo:padding-left="0.191cm" fo:padding-right="0.191cm" fo:padding-top="0cm" fo:padding-bottom="0cm" fo:border="0.5pt solid #5b9bd5" style:writing-mode="lr-tb"/>
    </style:style>
    <style:style style:name="Tabela8.B3" style:family="table-cell">
      <style:table-cell-properties fo:padding-left="0.191cm" fo:padding-right="0.191cm" fo:padding-top="0cm" fo:padding-bottom="0cm" fo:border="0.5pt solid #5b9bd5" style:writing-mode="lr-tb"/>
    </style:style>
    <style:style style:name="Tabela8.C3" style:family="table-cell">
      <style:table-cell-properties fo:padding-left="0.191cm" fo:padding-right="0.191cm" fo:padding-top="0cm" fo:padding-bottom="0cm" fo:border="0.5pt solid #5b9bd5" style:writing-mode="lr-tb"/>
    </style:style>
    <style:style style:name="Tabela8.A4" style:family="table-cell">
      <style:table-cell-properties fo:padding-left="0.191cm" fo:padding-right="0.191cm" fo:padding-top="0cm" fo:padding-bottom="0cm" fo:border="0.5pt solid #5b9bd5" style:writing-mode="lr-tb"/>
    </style:style>
    <style:style style:name="Tabela8.B4" style:family="table-cell">
      <style:table-cell-properties fo:padding-left="0.191cm" fo:padding-right="0.191cm" fo:padding-top="0cm" fo:padding-bottom="0cm" fo:border="0.5pt solid #5b9bd5" style:writing-mode="lr-tb"/>
    </style:style>
    <style:style style:name="Tabela8.C4" style:family="table-cell">
      <style:table-cell-properties fo:padding-left="0.191cm" fo:padding-right="0.191cm" fo:padding-top="0cm" fo:padding-bottom="0cm" fo:border="0.5pt solid #5b9bd5" style:writing-mode="lr-tb"/>
    </style:style>
    <style:style style:name="Tabela8.A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P1" style:family="paragraph" style:parent-style-name="Footer">
      <style:text-properties fo:language="pt" fo:country="BR" style:language-complex="pt" style:country-complex="BR"/>
    </style:style>
    <style:style style:name="P2" style:family="paragraph" style:parent-style-name="Heading">
      <style:paragraph-properties fo:break-before="page"/>
      <style:text-properties fo:language="pt" fo:country="BR"/>
    </style:style>
    <style:style style:name="P3" style:family="paragraph" style:parent-style-name="Heading">
      <style:text-properties fo:color="#f09f32" fo:language="pt" fo:country="BR" style:language-complex="pt" style:country-complex="BR"/>
    </style:style>
    <style:style style:name="P4" style:family="paragraph" style:parent-style-name="Heading">
      <style:text-properties fo:language="pt" fo:country="BR"/>
    </style:style>
    <style:style style:name="P5" style:family="paragraph" style:parent-style-name="Standard">
      <style:text-properties fo:text-transform="uppercase" fo:color="#f09f32" style:font-name="Arial Black" fo:font-size="19pt" fo:language="pt" fo:country="BR" style:letter-kerning="true" style:font-name-asian="幼圆" style:font-size-asian="19pt" style:language-complex="pt" style:country-complex="BR"/>
    </style:style>
    <style:style style:name="P6" style:family="paragraph" style:parent-style-name="Standard">
      <style:text-properties fo:language="pt" fo:country="BR"/>
    </style:style>
    <style:style style:name="P7" style:family="paragraph" style:parent-style-name="Standard">
      <style:text-properties fo:language="pt" fo:country="BR" style:language-complex="pt" style:country-complex="BR"/>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Texto_20_de_20_dica">
      <style:text-properties fo:language="pt" fo:country="BR" style:language-complex="pt" style:country-complex="BR"/>
    </style:style>
    <style:style style:name="P10"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style>
    <style:style style:name="P11"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language-complex="pt" style:country-complex="BR"/>
    </style:style>
    <style:style style:name="P12" style:family="paragraph" style:parent-style-name="Standard">
      <style:paragraph-properties fo:margin-top="0.212cm" fo:margin-bottom="0.212cm" loext:contextual-spacing="false" fo:line-height="100%"/>
      <style:text-properties fo:color="#000000" fo:language="pt" fo:country="BR"/>
    </style:style>
    <style:style style:name="P13" style:family="paragraph" style:parent-style-name="Standard">
      <style:paragraph-properties fo:margin-top="0.212cm" fo:margin-bottom="0.212cm" loext:contextual-spacing="false" fo:line-height="100%"/>
    </style:style>
    <style:style style:name="P14" style:family="paragraph" style:parent-style-name="Standard">
      <style:paragraph-properties fo:margin-top="0.212cm" fo:margin-bottom="0.212cm" loext:contextual-spacing="false" fo:line-height="100%"/>
      <style:text-properties fo:language="pt" fo:country="BR"/>
    </style:style>
    <style:style style:name="P15" style:family="paragraph" style:parent-style-name="Standard">
      <style:text-properties fo:language="pt" fo:country="BR" officeooo:rsid="001f5553" officeooo:paragraph-rsid="001f5553"/>
    </style:style>
    <style:style style:name="P16" style:family="paragraph" style:parent-style-name="Heading_20_1">
      <style:text-properties fo:language="pt" fo:country="BR"/>
    </style:style>
    <style:style style:name="P17" style:family="paragraph" style:parent-style-name="Heading_20_1">
      <style:text-properties fo:language="pt" fo:country="BR" style:language-complex="pt" style:country-complex="BR"/>
    </style:style>
    <style:style style:name="P18" style:family="paragraph" style:parent-style-name="Heading_20_2" style:list-style-name="WWNum4">
      <style:text-properties fo:language="pt" fo:country="BR"/>
    </style:style>
    <style:style style:name="P19" style:family="paragraph" style:parent-style-name="Heading_20_2" style:list-style-name="WWNum4">
      <style:text-properties fo:language="pt" fo:country="BR" style:language-complex="pt" style:country-complex="BR"/>
    </style:style>
    <style:style style:name="P20" style:family="paragraph" style:parent-style-name="Texto_20_de_20_dica">
      <style:text-properties officeooo:paragraph-rsid="001f5553"/>
    </style:style>
    <style:style style:name="P21" style:family="paragraph" style:parent-style-name="Texto_20_de_20_dica">
      <style:text-properties officeooo:paragraph-rsid="001f6eac"/>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1f5553" style:language-complex="pt" style:country-complex="BR"/>
    </style:style>
    <style:style style:name="T4" style:family="text">
      <style:text-properties fo:language="pt" fo:country="BR" officeooo:rsid="001f5c91" style:language-complex="pt" style:country-complex="BR"/>
    </style:style>
    <style:style style:name="T5" style:family="text">
      <style:text-properties fo:language="pt" fo:country="BR" officeooo:rsid="001f6eac" style:language-complex="pt" style:country-complex="BR"/>
    </style:style>
    <style:style style:name="T6" style:family="text">
      <style:text-properties fo:color="#000000" fo:language="pt" fo:country="BR"/>
    </style:style>
    <style:style style:name="T7" style:family="text">
      <style:text-properties fo:color="#595959" fo:font-size="8pt" fo:language="pt" fo:country="BR" fo:font-style="italic" officeooo:rsid="001f5553" style:font-size-asian="8pt" style:font-style-asian="italic" style:language-complex="pt" style:country-complex="BR" style:font-style-complex="italic"/>
    </style:style>
    <style:style style:name="T8" style:family="text">
      <style:text-properties fo:color="#595959" fo:font-size="8pt" fo:language="pt" fo:country="BR" fo:font-style="italic" officeooo:rsid="001f5c91" style:font-size-asian="8pt" style:font-style-asian="italic" style:language-complex="pt" style:country-complex="BR" style:font-style-complex="italic"/>
    </style:style>
    <style:style style:name="T9" style:family="text">
      <style:text-properties fo:color="#595959" fo:font-size="8pt" fo:language="pt" fo:country="BR" fo:font-style="italic" officeooo:rsid="001f6eac" style:font-size-asian="8pt" style:font-style-asian="italic" style:language-complex="pt" style:country-complex="BR" style:font-style-complex="italic"/>
    </style:style>
    <style:style style:name="T10" style:family="text">
      <style:text-properties officeooo:rsid="001f6eac"/>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2"/>
          </table:table-cell>
          <table:table-cell table:style-name="Tabela1.B1" office:value-type="string">
            <text:p text:style-name="P3">JOÃO VITOR WOLFART E EDUARDA VITÓRIA BITTENCOURT DA ROSA</text:p>
            <text:p text:style-name="P5">sistema de controle de salão de beleza</text:p>
            <text:p text:style-name="Subtitle"><text:span text:style-name="Fonte_20_parág._20_padrão"><text:span text:style-name="T2">Data</text:span></text:span><text:span text:style-name="Fonte_20_parág._20_padrão"><text:span text:style-name="T1">: 13/10/2021</text:span></text:span></text:p>
          </table:table-cell>
        </table:table-row>
      </table:table>
      <text:h text:style-name="P17" text:outline-level="1">Visão geral</text:h>
      <text:list xml:id="list2112767804" text:style-name="WWNum4">
        <text:list-item text:start-value="1">
          <text:p text:style-name="P18">Descrição do Projeto</text:p>
        </text:list-item>
      </text:list>
      <table:table table:name="Tabela2" table:style-name="Tabela2">
        <table:table-column table:style-name="Tabela2.A"/>
        <table:table-column table:style-name="Tabela2.B"/>
        <table:table-row table:style-name="TableLine94602948293280">
          <table:table-cell table:style-name="Tabela2.A1" office:value-type="string">
            <text:p text:style-name="P8"/>
          </table:table-cell>
          <table:table-cell table:style-name="Tabela2.A1" office:value-type="string">
            <text:p text:style-name="P9">Projeto desafio do programa Jovem Programador</text:p>
            <text:p text:style-name="P9">Envolvidos: João Vitor Wolfart e Eduarda Vitoria Bittencourt da Rosa</text:p>
          </table:table-cell>
        </table:table-row>
      </table:table>
      <text:p text:style-name="P6"/>
      <text:list xml:id="list153834039100825" text:continue-numbering="true" text:style-name="WWNum4">
        <text:list-item>
          <text:p text:style-name="P19">Escopo do projeto</text:p>
        </text:list-item>
      </text:list>
      <table:table table:name="Tabela3" table:style-name="Tabela3">
        <table:table-column table:style-name="Tabela3.A"/>
        <table:table-column table:style-name="Tabela3.B"/>
        <table:table-row table:style-name="TableLine94602898073408">
          <table:table-cell table:style-name="Tabela3.A1" office:value-type="string">
            <text:p text:style-name="P8"/>
          </table:table-cell>
          <table:table-cell table:style-name="Tabela3.A1" office:value-type="string">
            <text:p text:style-name="P9">O projeto deve ser capaz de controlar <text:s/>e armazenar no banco de dados os clientes e serviços, assim como também os profissionais que executaram os serviços nos clientes e deve fornecer os dados estatísticos para gerenciamento e controle do negócio.</text:p>
            <text:p text:style-name="P9">O sistema deve contar com controle de acesso aos usuários com permissões especificas para cada tipo de usuário que deverão ser configuradas pelo usuário ROOT. Dentre essas permissões se encontram as seguintes:</text:p>
            <text:p text:style-name="P9">- Sem permissão definida: Permite apenas acesso as funcionalidades básicas do menu de cadastros.</text:p>
            <text:p text:style-name="P9">- Permissão de acesso ao faturamento: Permite ao usuário, controlar a emissão de notas fiscais, tanto avulsas como as notas fiscais geradas pelo agendamento, além de poder acessar a manutenção e consulta de notas fiscais.</text:p>
            <text:p text:style-name="P9">- Permissão de acesso as estatísticas: Permite ao usuário acessar as estatísticas do negócio, tanto os dados de estatísticas realizados, quanto as previsões futuras baseadas na agenda.</text:p>
            <text:p text:style-name="P9">- Permissão de acesso a agenda: Permite ao usuário acesso e controle dos agendamentos, podendo incluir novos agendamentos e alterar os status dos agendamentos existentes.</text:p>
            <text:p text:style-name="P9">- Permissão de ROOT: Permite ao usuário acesso a pontos mais sensíveis do sistema, como por exemplo, cadastro de novos usuários, assim como setar as permissões dos usuários e também com a permissão de ROOT é possível efetuar tarefas mais restritas como por exemplo a desativação (o desligamento) de algum registro, assim como sua reativação, pois Para evitar inconsistência no banco de dados relacional evita-se a exclusão do registro e portanto em vez de excluí-lo é apenas setado uma flag em um campo Status que permite que o registro continue no banco para os relatórios estatísticos mas que não apareça mais para futuras operações com esse registro.</text:p>
            <text:p text:style-name="P9">Basicamente o ROOT é o único usuário com permissão de ativar e desativar os cadastros de clientes, profissionais, serviços/produtos e formas de pagamento e também é exclusivo do usuário com permissões de ROOT definir a fidelização e desfidelização de clientes de acordo com a regra de negócio estabelecida.</text:p>
            <text:p text:style-name="Texto_20_de_20_dica"/>
            <text:p text:style-name="Texto_20_de_20_dica"><text:span text:style-name="Fonte_20_parág._20_padrão"><text:span text:style-name="T2">Além do controle de acesso o sistema deve contar com o seguinte:</text:span></text:span></text:p>
            <text:p text:style-name="Texto_20_de_20_dica"><text:soft-page-break/><text:span text:style-name="Fonte_20_parág._20_padrão"><text:span text:style-name="T2">Cadastros:</text:span></text:span></text:p>
            <text:p text:style-name="Texto_20_de_20_dica"><text:span text:style-name="Fonte_20_parág._20_padrão"><text:span text:style-name="T2">- Cadastro de usuários (exclusivo ROOT)</text:span></text:span></text:p>
            <text:p text:style-name="Texto_20_de_20_dica"><text:span text:style-name="Fonte_20_parág._20_padrão"><text:span text:style-name="T2">- Cadastro de clientes</text:span></text:span></text:p>
            <text:p text:style-name="Texto_20_de_20_dica"><text:span text:style-name="Fonte_20_parág._20_padrão"><text:span text:style-name="T2">- Cadastro de serviços</text:span></text:span></text:p>
            <text:p text:style-name="Texto_20_de_20_dica"><text:span text:style-name="Fonte_20_parág._20_padrão"><text:span text:style-name="T2">- Cadastro de funcionários/profissionais</text:span></text:span></text:p>
            <text:p text:style-name="Texto_20_de_20_dica"><text:span text:style-name="Fonte_20_parág._20_padrão"><text:span text:style-name="T2">- Cadastro de formas de pagamento.</text:span></text:span></text:p>
            <text:p text:style-name="Texto_20_de_20_dica"><text:span text:style-name="Fonte_20_parág._20_padrão"><text:span text:style-name="T2">- Manutenção de todos os cadastros <text:s/>que inclui: inclusão, edição, desligamento (exclusivo do ROOT), reativação (exclusivo do ROOT), fidelização (exclusivo do ROOT) e desfidelização (exclusivo do ROOT).</text:span></text:span></text:p>
            <text:p text:style-name="Texto_20_de_20_dica"/>
            <text:p text:style-name="Texto_20_de_20_dica"><text:span text:style-name="Fonte_20_parág._20_padrão"><text:span text:style-name="T2">Faturamento:</text:span></text:span></text:p>
            <text:p text:style-name="Texto_20_de_20_dica"><text:span text:style-name="Fonte_20_parág._20_padrão"><text:span text:style-name="T2">- Emissão de notas fiscais avulso.</text:span></text:span></text:p>
            <text:p text:style-name="Texto_20_de_20_dica"><text:span text:style-name="Fonte_20_parág._20_padrão"><text:span text:style-name="T2">- Emissão de notas fiscais pelo agendamento.</text:span></text:span></text:p>
            <text:p text:style-name="Texto_20_de_20_dica"><text:span text:style-name="Fonte_20_parág._20_padrão"><text:span text:style-name="T2">- Manutenção e consulta de notas fiscais.</text:span></text:span></text:p>
            <text:p text:style-name="Texto_20_de_20_dica"/>
            <text:p text:style-name="Texto_20_de_20_dica"><text:span text:style-name="Fonte_20_parág._20_padrão"><text:span text:style-name="T2">Estatísticas:</text:span></text:span></text:p>
            <text:p text:style-name="Texto_20_de_20_dica"><text:span text:style-name="Fonte_20_parág._20_padrão"><text:span text:style-name="T2">- Consulta as estatísticas de vendas realizadas do negócio, baseado nas notas fiscais.</text:span></text:span></text:p>
            <text:p text:style-name="Texto_20_de_20_dica"><text:span text:style-name="Fonte_20_parág._20_padrão"><text:span text:style-name="T2">- Consulta as estatísticas de previsão futura do negócio, baseado nos agendamentos.</text:span></text:span></text:p>
            <text:p text:style-name="Texto_20_de_20_dica"><text:span text:style-name="Fonte_20_parág._20_padrão"><text:span text:style-name="T2">- OBS: as estatísticas devem ser o mais completo possível, permitindo configurar intervalos de datas e também deve fornecer um rankeamento dos serviços, clientes, profissionais e formas de pagamento por valor faturado, levando em conta nas estatísticas realizadas o valor líquido faturado com os descontos de fidelidade e nas estatísticas de previsões futuras da agenda deve considerar o preço de tabela do item/serviço.</text:span></text:span></text:p>
            <text:p text:style-name="Texto_20_de_20_dica"/>
            <text:p text:style-name="Texto_20_de_20_dica"><text:span text:style-name="Fonte_20_parág._20_padrão"><text:span text:style-name="T2">Agenda:</text:span></text:span></text:p>
            <text:p text:style-name="Texto_20_de_20_dica"><text:span text:style-name="Fonte_20_parág._20_padrão"><text:span text:style-name="T2">O sistema deverá contar com um controle mínimo de agendamento permitindo que sejam agendados serviços pra datas futuras e esse sistema de agendamento deve fornecer dados para a emissão de notas fiscais baseadas no agendamento.</text:span></text:span></text:p>
            <text:p text:style-name="Texto_20_de_20_dica"><text:span text:style-name="Fonte_20_parág._20_padrão"><text:span text:style-name="T2"/></text:span></text:p>
            <text:p text:style-name="P20"><text:span text:style-name="Fonte_20_parág._20_padrão"><text:span text:style-name="T3">Verificação automática de pendências (no agendamento):</text:span></text:span></text:p>
            <text:p text:style-name="P20"><text:span text:style-name="Fonte_20_parág._20_padrão"><text:span text:style-name="T3">Na inicialização o sistema deve verificar no banco de dados da agenda se existe algum agendamento com data anterior a data atual e com status = Agendado, se houver o sistema deve alterar automaticamente seu status para pendente pois não pode existir um agendamento com data anterior a data atual com status </text:span></text:span><text:span text:style-name="Fonte_20_parág._20_padrão"><text:span text:style-name="T7">=</text:span></text:span><text:span text:style-name="Fonte_20_parág._20_padrão"><text:span text:style-name="T3"> </text:span></text:span><text:span text:style-name="Fonte_20_parág._20_padrão"><text:span text:style-name="T7">A</text:span></text:span><text:span text:style-name="Fonte_20_parág._20_padrão"><text:span text:style-name="T3">gendado, pois agendamento só pode ser para data atual ou futura, se ele existir no banco é porque o usuário responsável pela agenda por algum motivo não setou o status correto até a data de agendamento (as opções de status válidas após a data do agendamento são de Serviço efetuado, Nota fiscal emitida (setado automaticamente pelo faturamento após o serviço ser efetuado), Cliente não compareceu, cancelado pelo cliente ou eliminado) e portanto o sistema deverá emitir um alerta ao usuário da agenda para que ele verifique os agendamentos pendentes e altere seu status para o status correto. </text:span></text:span><text:span text:style-name="Fonte_20_parág._20_padrão"><text:span text:style-name="T4">Essa verificação acontece e o alerta é emitido se o usuário possui a permissão de agenda. Essa verificação deverá ser feita automaticamente pelo sistema no login e no logout.</text:span></text:span></text:p>
            <text:p text:style-name="P20"><text:span text:style-name="Fonte_20_parág._20_padrão"><text:span text:style-name="T3"/></text:span></text:p>
            <text:p text:style-name="P20"><text:span text:style-name="Fonte_20_parág._20_padrão"><text:span text:style-name="T3">Verificação automática de pendências (no </text:span></text:span><text:span text:style-name="Fonte_20_parág._20_padrão"><text:span text:style-name="T7">faturamento – </text:span></text:span><text:span text:style-name="Fonte_20_parág._20_padrão"><text:span text:style-name="T9">nota fiscal avulsa (nota fiscal pendente)</text:span></text:span><text:span text:style-name="Fonte_20_parág._20_padrão"><text:span text:style-name="T3">):</text:span></text:span></text:p>
            <text:p text:style-name="P21"><text:soft-page-break/><text:span text:style-name="Fonte_20_parág._20_padrão"><text:span text:style-name="T3">Na inicialização o sistema deve verificar no banco de dados d</text:span></text:span><text:span text:style-name="Fonte_20_parág._20_padrão"><text:span text:style-name="T8">e notas fiscais</text:span></text:span><text:span text:style-name="Fonte_20_parág._20_padrão"><text:span text:style-name="T3"> se existe algum</text:span></text:span><text:span text:style-name="Fonte_20_parág._20_padrão"><text:span text:style-name="T4">a</text:span></text:span><text:span text:style-name="Fonte_20_parág._20_padrão"><text:span text:style-name="T3"> </text:span></text:span><text:span text:style-name="Fonte_20_parág._20_padrão"><text:span text:style-name="T8">nota fiscal com status = <text:s/>Pendente,</text:span></text:span><text:span text:style-name="Fonte_20_parág._20_padrão"><text:span text:style-name="T3"> se houver o sistema deve </text:span></text:span><text:span text:style-name="Fonte_20_parág._20_padrão"><text:span text:style-name="T4">alertar o usuário do faturamento para regularizar a situação da nota fiscal. A nota fiscal é considerada pendente quando ela é gerada na nota fiscal avulsa mas por algum motivo não foi concluída, enquanto ela estiver pendente é possível incluir serviços e fazer algumas alterações </text:span></text:span><text:span text:style-name="Fonte_20_parág._20_padrão"><text:span text:style-name="T8">através da</text:span></text:span><text:span text:style-name="Fonte_20_parág._20_padrão"><text:span text:style-name="T4"> manutenção de notas fiscais e então o usuário pode emitir a nota e assim concluir o ciclo e o status da nota passará a ser Emitida, não podendo mais ser alterada, apenas cancelada caso necessário. É importante que nunca fiquem notas pendentes, por isso o sistema deve emitir esse alerta tanto no login quanto no logout do usuário com permissão de faturamento.</text:span></text:span></text:p>
            <text:p text:style-name="P21"><text:span text:style-name="Fonte_20_parág._20_padrão"><text:span text:style-name="T4"><text:s/></text:span></text:span><text:span text:style-name="Fonte_20_parág._20_padrão"><text:span text:style-name="T3">Verificação automática de pendências (no </text:span></text:span><text:span text:style-name="Fonte_20_parág._20_padrão"><text:span text:style-name="T7">faturamento – </text:span></text:span><text:span text:style-name="Fonte_20_parág._20_padrão"><text:span text:style-name="T9">nota fiscal pelo agendamento (Serviço efetuado)</text:span></text:span><text:span text:style-name="Fonte_20_parág._20_padrão"><text:span text:style-name="T3">):</text:span></text:span></text:p>
            <text:p text:style-name="P21"><text:span text:style-name="Fonte_20_parág._20_padrão"><text:span text:style-name="T3">Na inicialização o sistema deve verificar no banco de dados d</text:span></text:span><text:span text:style-name="Fonte_20_parág._20_padrão"><text:span text:style-name="T9">a</text:span></text:span><text:span text:style-name="Fonte_20_parág._20_padrão"><text:span text:style-name="T8"> </text:span></text:span><text:span text:style-name="Fonte_20_parág._20_padrão"><text:span text:style-name="T9">agenda</text:span></text:span><text:span text:style-name="Fonte_20_parág._20_padrão"><text:span text:style-name="T3"> se existe algum </text:span></text:span><text:span text:style-name="Fonte_20_parág._20_padrão"><text:span text:style-name="T9">agendamento</text:span></text:span><text:span text:style-name="Fonte_20_parág._20_padrão"><text:span text:style-name="T8"> com status = <text:s/></text:span></text:span><text:span text:style-name="Fonte_20_parág._20_padrão"><text:span text:style-name="T9">Serviço efetuado</text:span></text:span><text:span text:style-name="Fonte_20_parág._20_padrão"><text:span text:style-name="T8">,</text:span></text:span><text:span text:style-name="Fonte_20_parág._20_padrão"><text:span text:style-name="T3"> se houver o sistema deve </text:span></text:span><text:span text:style-name="Fonte_20_parág._20_padrão"><text:span text:style-name="T4">alertar o usuário do faturamento para </text:span></text:span><text:span text:style-name="Fonte_20_parág._20_padrão"><text:span text:style-name="T5">emitir a nota fiscal pela emissão de notas pelo agendamento, pois uma vez o serviço setado pelo setor do agendamento como Serviço efetuado, automaticamente ele aparece para o faturamento aguardando a emissão da nota, portanto o sistema deve emitir esse aviso ao </text:span></text:span><text:span text:style-name="Fonte_20_parág._20_padrão"><text:span text:style-name="T9">usuário</text:span></text:span><text:span text:style-name="Fonte_20_parág._20_padrão"><text:span text:style-name="T5"> do faturamento tanto no momento do login quanto do logout para que o responsável pelo faturamento não esqueça de emitir todas as notas de serviços que estavam agendados e foram efetuados.</text:span></text:span></text:p>
          </table:table-cell>
        </table:table-row>
      </table:table>
      <text:p text:style-name="P15"/>
      <text:list xml:id="list153832514756972" text:continue-numbering="true" text:style-name="WWNum4">
        <text:list-item>
          <text:p text:style-name="P19">Requisitos de alto nível</text:p>
        </text:list-item>
      </text:list>
      <table:table table:name="Tabela4" table:style-name="Tabela4">
        <table:table-column table:style-name="Tabela4.A"/>
        <table:table-column table:style-name="Tabela4.B"/>
        <table:table-row table:style-name="TableLine94602962621200">
          <table:table-cell table:style-name="Tabela4.A1" office:value-type="string">
            <text:p text:style-name="P8"/>
          </table:table-cell>
          <table:table-cell table:style-name="Tabela4.A1" office:value-type="string">
            <text:p text:style-name="P9">- Utilização do figma para prototipagem de telas e do banco de dados.</text:p>
            <text:p text:style-name="P9">- Utilização da linguagem Python para o desenvolvimento dos códigos.</text:p>
            <text:p text:style-name="P9">- Utilização do banco de dados Sqlite3.</text:p>
            <text:p text:style-name="P9">- Utilização do Qt Designer para construção da interface.</text:p>
            <text:p text:style-name="P9">- Utilização do VsCode para desenvolver os códigos.</text:p>
          </table:table-cell>
        </table:table-row>
      </table:table>
      <text:p text:style-name="P6"/>
      <text:p text:style-name="P7"/>
      <text:list xml:id="list153833631792620" text:continue-numbering="true" text:style-name="WWNum4">
        <text:list-item>
          <text:p text:style-name="P19">Resultados finais</text:p>
        </text:list-item>
      </text:list>
      <table:table table:name="Tabela5" table:style-name="Tabela5">
        <table:table-column table:style-name="Tabela5.A"/>
        <table:table-column table:style-name="Tabela5.B"/>
        <table:table-row table:style-name="TableLine94602898618160">
          <table:table-cell table:style-name="Tabela5.A1" office:value-type="string">
            <text:p text:style-name="P8"/>
          </table:table-cell>
          <table:table-cell table:style-name="Tabela5.A1" office:value-type="string">
            <text:p text:style-name="P9">Liste as agências, os participantes ou as divisões, que serão afetados por esse projeto e descreva como eles serão afetados.</text:p>
            <text:p text:style-name="P9"/>
            <text:p text:style-name="P9">Serão afetados os seguintes setores:</text:p>
            <text:p text:style-name="P9"/>
            <text:p text:style-name="P9">- Agendamento: que deverá utilizar o sistema para fazer os agendamentos dos clientes e também o controle de agenda dos profissionais, controlando os serviços que já foram efetuados e alterando seu status para liberar para o sistema de faturamento pra que seja feita a emissão das notas.</text:p>
            <text:p text:style-name="P9"/>
            <text:p text:style-name="P9">- Faturamento: que deverá utilizar o sistema para emissão das notas fiscais, tanto avulsas quanto as notas que podem ser geradas pelo agendamento.</text:p>
            <text:p text:style-name="P9"/>
            <text:p text:style-name="P9">- Diretoria do negócio: que deverá utilizar os dados estatísticos para basear seus planejamentos e suas estratégias de negócios, podendo baseado nesses dados promover a fidelização e desfidelização de clientes, podendo liberar a esses os descontos por fidelização, de acordo com a regra de negócio estabelecida.</text:p>
          </table:table-cell>
        </table:table-row>
      </table:table>
      <text:p text:style-name="P6"><text:soft-page-break/></text:p>
      <text:list xml:id="list153833661905271" text:continue-numbering="true" text:style-name="WWNum4">
        <text:list-item>
          <text:p text:style-name="P19">Partes afetadas</text:p>
        </text:list-item>
      </text:list>
      <table:table table:name="Tabela6" table:style-name="Tabela6">
        <table:table-column table:style-name="Tabela6.A"/>
        <table:table-column table:style-name="Tabela6.B"/>
        <table:table-row table:style-name="TableLine94602897979840">
          <table:table-cell table:style-name="Tabela6.A1" office:value-type="string">
            <text:p text:style-name="P8"/>
          </table:table-cell>
          <table:table-cell table:style-name="Tabela6.A1" office:value-type="string">
            <text:p text:style-name="P9">Liste os processos ou sistemas empresariais que serão impactados por este projeto e descreva como eles serão afetados.</text:p>
            <text:p text:style-name="P9"/>
            <text:p text:style-name="P9">Agendamento, faturamento e diretoria.</text:p>
          </table:table-cell>
        </table:table-row>
      </table:table>
      <text:p text:style-name="P4"/>
      <text:h text:style-name="P16" text:outline-level="1">Implementação e Desenvolvimento</text:h>
      <text:list xml:id="list153834320655825" text:continue-numbering="true" text:style-name="WWNum4">
        <text:list-item>
          <text:p text:style-name="P19">Plano de implementação</text:p>
        </text:list-item>
      </text:list>
      <table:table table:name="Tabela7" table:style-name="Tabela7">
        <table:table-column table:style-name="Tabela7.A"/>
        <table:table-column table:style-name="Tabela7.B"/>
        <table:table-row table:style-name="TableLine94602898775776">
          <table:table-cell table:style-name="Tabela7.A1" office:value-type="string">
            <text:p text:style-name="P8"/>
          </table:table-cell>
          <table:table-cell table:style-name="Tabela7.A1" office:value-type="string">
            <text:p text:style-name="P9">A proposta é controlar um salão de beleza e fornecer além do controle os dados estatísticos do negócio para facilitar a tomada de decisões do proprietário do negócio.</text:p>
          </table:table-cell>
        </table:table-row>
      </table:table>
      <text:p text:style-name="P6"/>
      <text:list xml:id="list153834196484059" text:continue-numbering="true" text:style-name="WWNum4">
        <text:list-item>
          <text:p text:style-name="P18">Cronograma de desenvolvimento</text:p>
        </text:list-item>
      </text:list>
      <table:table table:name="Tabela8" table:style-name="Tabela8">
        <table:table-column table:style-name="Tabela8.A"/>
        <table:table-column table:style-name="Tabela8.B"/>
        <table:table-column table:style-name="Tabela8.C"/>
        <table:table-row table:style-name="TableLine94602898858432">
          <table:table-cell table:style-name="Tabela8.A1" office:value-type="string">
            <text:p text:style-name="P10">Tarefa executada</text:p>
          </table:table-cell>
          <table:table-cell table:style-name="Tabela8.A1" office:value-type="string">
            <text:p text:style-name="P10">Responsável</text:p>
          </table:table-cell>
          <table:table-cell table:style-name="Tabela8.A1" office:value-type="string">
            <text:p text:style-name="P11">Data</text:p>
          </table:table-cell>
        </table:table-row>
        <table:table-row table:style-name="TableLine94602948282768">
          <table:table-cell table:style-name="Tabela8.A2" office:value-type="string">
            <text:p text:style-name="P12">Implementação de Banco de dados</text:p>
          </table:table-cell>
          <table:table-cell table:style-name="Tabela8.B2" office:value-type="string">
            <text:p text:style-name="P12">João Vitor Wolfart</text:p>
          </table:table-cell>
          <table:table-cell table:style-name="Tabela8.C2" office:value-type="string">
            <text:p text:style-name="P13"><text:span text:style-name="Fonte_20_parág._20_padrão"><text:span text:style-name="T6">13/10/2021</text:span></text:span></text:p>
          </table:table-cell>
        </table:table-row>
        <table:table-row table:style-name="TableLine94602948284368">
          <table:table-cell table:style-name="Tabela8.A3" office:value-type="string">
            <text:p text:style-name="P14">Design de telas</text:p>
          </table:table-cell>
          <table:table-cell table:style-name="Tabela8.B3" office:value-type="string">
            <text:p text:style-name="P14">Eduarda Vitoria Bittencourt da Rosa</text:p>
          </table:table-cell>
          <table:table-cell table:style-name="Tabela8.C3" office:value-type="string">
            <text:p text:style-name="P12">15/10/2021</text:p>
          </table:table-cell>
        </table:table-row>
        <table:table-row table:style-name="TableLine94602899378768">
          <table:table-cell table:style-name="Tabela8.A4" office:value-type="string">
            <text:p text:style-name="P13"><text:span text:style-name="Fonte_20_parág._20_padrão"><text:span text:style-name="T6">Implementação do sistema de login</text:span></text:span></text:p>
          </table:table-cell>
          <table:table-cell table:style-name="Tabela8.B4" office:value-type="string">
            <text:p text:style-name="P12">João Vitor Wolfart</text:p>
          </table:table-cell>
          <table:table-cell table:style-name="Tabela8.C4" office:value-type="string">
            <text:p text:style-name="P12">15/10/2021</text:p>
          </table:table-cell>
        </table:table-row>
        <table:table-row table:style-name="TableLine94602899381328">
          <table:table-cell table:style-name="Tabela8.A5" office:value-type="string">
            <text:p text:style-name="P13">Implementação do sistema de permissões de usuários</text:p>
          </table:table-cell>
          <table:table-cell table:style-name="Tabela8.B5" office:value-type="string">
            <text:p text:style-name="P12">João Vitor Wolfart</text:p>
          </table:table-cell>
          <table:table-cell table:style-name="Tabela8.C5" office:value-type="string">
            <text:p text:style-name="P12">15/10/2021</text:p>
          </table:table-cell>
        </table:table-row>
        <table:table-row table:style-name="TableLine94602898885520">
          <table:table-cell table:style-name="Tabela8.A6" office:value-type="string">
            <text:p text:style-name="P13">Implementação do sistema de cadastros</text:p>
          </table:table-cell>
          <table:table-cell table:style-name="Tabela8.B6" office:value-type="string">
            <text:p text:style-name="P12">João Vitor Wolfart</text:p>
          </table:table-cell>
          <table:table-cell table:style-name="Tabela8.C6" office:value-type="string">
            <text:p text:style-name="P12">16/10/2021</text:p>
          </table:table-cell>
        </table:table-row>
        <table:table-row table:style-name="TableLine94602898887952">
          <table:table-cell table:style-name="Tabela8.A7" office:value-type="string">
            <text:p text:style-name="P13">Implementação da agenda</text:p>
          </table:table-cell>
          <table:table-cell table:style-name="Tabela8.B7" office:value-type="string">
            <text:p text:style-name="P12">João Vitor Wolfart</text:p>
          </table:table-cell>
          <table:table-cell table:style-name="Tabela8.C7" office:value-type="string">
            <text:p text:style-name="P12">17/10/2021</text:p>
          </table:table-cell>
        </table:table-row>
        <table:table-row table:style-name="TableLine94602898890544">
          <table:table-cell table:style-name="Tabela8.A8" office:value-type="string">
            <text:p text:style-name="P13">Implementação do sistema de faturamento</text:p>
          </table:table-cell>
          <table:table-cell table:style-name="Tabela8.B8" office:value-type="string">
            <text:p text:style-name="P12">João Vitor Wolfart</text:p>
          </table:table-cell>
          <table:table-cell table:style-name="Tabela8.C8" office:value-type="string">
            <text:p text:style-name="P12">19/10/2021</text:p>
          </table:table-cell>
        </table:table-row>
        <table:table-row table:style-name="TableLine94602898192784">
          <table:table-cell table:style-name="Tabela8.A9" office:value-type="string">
            <text:p text:style-name="P13">Implementação das estatísticas</text:p>
          </table:table-cell>
          <table:table-cell table:style-name="Tabela8.B9" office:value-type="string">
            <text:p text:style-name="P12">João Vitor Wolfart</text:p>
          </table:table-cell>
          <table:table-cell table:style-name="Tabela8.C9" office:value-type="string">
            <text:p text:style-name="P12">24/10/2021</text:p>
          </table:table-cell>
        </table:table-row>
        <table:table-row table:style-name="TableLine94602898195296">
          <table:table-cell table:style-name="Tabela8.A10" office:value-type="string">
            <text:p text:style-name="P13">Revisão da documentação</text:p>
          </table:table-cell>
          <table:table-cell table:style-name="Tabela8.B10" office:value-type="string">
            <text:p text:style-name="P12">Eduarda Vitoria Bittencourt da Rosa</text:p>
          </table:table-cell>
          <table:table-cell table:style-name="Tabela8.C10" office:value-type="string">
            <text:p text:style-name="P12">01/11/2021</text:p>
          </table:table-cell>
        </table:table-row>
        <table:table-row table:style-name="TableLine94602948312864">
          <table:table-cell table:style-name="Tabela8.A11" office:value-type="string">
            <text:p text:style-name="P13">Revisão do protótipo de telas</text:p>
          </table:table-cell>
          <table:table-cell table:style-name="Tabela8.B11" office:value-type="string">
            <text:p text:style-name="P12">Eduarda Vitoria Bittencourt da Rosa</text:p>
          </table:table-cell>
          <table:table-cell table:style-name="Tabela8.C11" office:value-type="string">
            <text:p text:style-name="P12">02/11/2021</text:p>
          </table:table-cell>
        </table:table-row>
        <table:table-row table:style-name="TableLine94602948315344">
          <table:table-cell table:style-name="Tabela8.A12" office:value-type="string">
            <text:p text:style-name="P13">Revisão do esquema do banco de dados</text:p>
          </table:table-cell>
          <table:table-cell table:style-name="Tabela8.B12" office:value-type="string">
            <text:p text:style-name="P12">Eduarda Vitoria Bittencourt da Rosa</text:p>
          </table:table-cell>
          <table:table-cell table:style-name="Tabela8.C12" office:value-type="string">
            <text:p text:style-name="P12">03/11/2021</text:p>
          </table:table-cell>
        </table:table-row>
        <table:table-row table:style-name="TableLine94602948317936">
          <table:table-cell table:style-name="Tabela8.A13" office:value-type="string">
            <text:p text:style-name="P13">Revisão e testes da implementação do sistema</text:p>
          </table:table-cell>
          <table:table-cell table:style-name="Tabela8.B13" office:value-type="string">
            <text:p text:style-name="P12">Eduarda Vitoria Bittencourt da Rosa</text:p>
          </table:table-cell>
          <table:table-cell table:style-name="Tabela8.C13" office:value-type="string">
            <text:p text:style-name="P12">04/11/2021</text:p>
          </table:table-cell>
        </table:table-row>
        <table:table-row table:style-name="TableLine94603008674688">
          <table:table-cell table:style-name="Tabela8.A14" office:value-type="string">
            <text:p text:style-name="P13">Conclusão dos trabalhos</text:p>
          </table:table-cell>
          <table:table-cell table:style-name="Tabela8.B14" office:value-type="string">
            <text:p text:style-name="P12"/>
          </table:table-cell>
          <table:table-cell table:style-name="Tabela8.C14" office:value-type="string">
            <text:p text:style-name="P12">05/11/2021</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幼圆" svg:font-family="幼圆"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404040" style:text-outline="false" style:text-line-through-style="none" style:text-line-through-type="none" style:text-position="0% 100%" style:font-name="Arial" fo:font-size="9pt" fo:letter-spacing="normal" fo:language="pt" fo:country="PT" fo:font-style="normal" style:text-underline-style="none" fo:font-weight="normal" style:letter-kerning="false" style:font-name-asian="Arial" style:font-size-asian="9pt" style:language-asian="ja" style:country-asian="JP" style:font-style-asian="normal" style:font-weight-asian="normal" style:font-name-complex="DejaVu Sans" style:font-size-complex="9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404040" style:text-outline="false" style:text-line-through-style="none" style:text-line-through-type="none" style:text-position="0% 100%" style:font-name="Arial" fo:font-size="9pt" fo:letter-spacing="normal" fo:language="pt" fo:country="PT" fo:font-style="normal" style:text-underline-style="none" fo:font-weight="normal" style:letter-kerning="false" fo:background-color="transparent" style:font-name-asian="Arial" style:font-size-asian="9pt" style:language-asian="ja" style:country-asian="JP" style:font-style-asian="normal" style:font-weight-asian="normal" style:font-name-complex="DejaVu Sans" style:font-size-complex="9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loext:contextual-spacing="false" fo:line-height="120%"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cm" fo:margin-bottom="0cm" loext:contextual-spacing="false" fo:line-height="0.741cm" fo:hyphenation-ladder-count="no-limit"/>
      <style:text-properties fo:text-transform="uppercase" fo:color="#1f4e79" style:font-name="Arial Black" fo:font-family="'Arial Black'" style:font-family-generic="swiss" style:font-pitch="variable" fo:font-size="19pt" style:letter-kerning="true" style:font-name-asian="幼圆" style:font-family-asian="幼圆" style:font-family-generic-asian="system" style:font-pitch-asian="variable" style:font-size-asian="19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423cm" loext:contextual-spacing="false" fo:line-height="100%" fo:keep-together="always" fo:hyphenation-ladder-count="no-limit" fo:keep-with-next="always"/>
      <style:text-properties fo:text-transform="uppercase" fo:color="#1f4e79" fo:font-size="14pt" fo:font-weight="bold" style:font-size-asian="14pt"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line-height="100%" fo:keep-together="always" fo:hyphenation-ladder-count="no-limit" fo:keep-with-next="always"/>
      <style:text-properties fo:color="#2e74b5" fo:font-size="12pt" fo:font-weight="bold" style:font-size-asian="12pt" style:font-weight-asian="bold"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Arial Black" fo:font-family="'Arial Black'" style:font-family-generic="swiss" style:font-pitch="variable" fo:font-size="12pt" style:font-name-asian="幼圆" style:font-family-asian="幼圆" style:font-family-generic-asian="system" style:font-pitch-asian="variable" style:font-size-asian="12pt" style:font-size-complex="12pt" fo:hyphenate="fals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Arial Black" fo:font-family="'Arial Black'" style:font-family-generic="swiss" style:font-pitch="variable" fo:font-style="italic" style:font-name-asian="幼圆" style:font-family-asian="幼圆" style:font-family-generic-asian="system" style:font-pitch-asian="variable" style:font-style-asian="italic"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Arial Black" fo:font-family="'Arial Black'" style:font-family-generic="swiss" style:font-pitch="variable" style:font-name-asian="幼圆" style:font-family-asian="幼圆" style:font-family-generic-asian="system" style:font-pitch-asian="variable"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Arial Black" fo:font-family="'Arial Black'" style:font-family-generic="swiss" style:font-pitch="variable" style:font-name-asian="幼圆" style:font-family-asian="幼圆" style:font-family-generic-asian="system" style:font-pitch-asian="variable" style:font-size-complex="10.5pt"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Arial Black" fo:font-family="'Arial Black'" style:font-family-generic="swiss" style:font-pitch="variable" fo:font-style="italic" style:font-name-asian="幼圆" style:font-family-asian="幼圆" style:font-family-generic-asian="system" style:font-pitch-asian="variable" style:font-style-asian="italic"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141cm" fo:margin-bottom="0cm" loext:contextual-spacing="false" fo:line-height="0.494cm" fo:hyphenation-ladder-count="no-limit"/>
      <style:text-properties fo:color="#2e74b5" fo:font-size="12pt" fo:font-weight="bold" style:font-size-asian="12pt" style:font-weight-asian="bold" style:font-weight-complex="bold" fo:hyphenate="false" loext:hyphenation-no-caps="false"/>
    </style:style>
    <style:style style:name="Texto_20_de_20_dica" style:display-name="Texto de dica" style:family="paragraph" style:parent-style-name="Standard">
      <style:paragraph-properties fo:margin-left="0cm" fo:margin-right="1.016cm" fo:margin-top="0.141cm" fo:margin-bottom="0.282cm" loext:contextual-spacing="false" fo:line-height="110%" fo:hyphenation-ladder-count="no-limit" fo:text-indent="0cm" style:auto-text-indent="false"/>
      <style:text-properties fo:color="#595959" fo:font-size="8pt" fo:font-style="italic" style:font-size-asian="8pt" style:font-style-asian="italic" style:font-style-complex="italic" fo:hyphenate="false" loext:hyphenation-no-caps="false"/>
    </style:style>
    <style:style style:name="Com_20_marcadores" style:display-name="Com marcadores" style:family="paragraph" style:parent-style-name="Standard">
      <style:paragraph-properties fo:margin-top="0cm" fo:margin-bottom="0.106cm" loext: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left="-0.381cm" fo:margin-right="0cm" fo:margin-top="0.353cm" fo:margin-bottom="0cm" loext:contextual-spacing="false" fo:line-height="100%" fo:hyphenation-ladder-count="no-limit" fo:text-indent="0cm" style:auto-text-indent="false">
        <style:tab-stops/>
      </style:paragraph-properties>
      <style:text-properties fo:color="#1f4e79" style:font-name="Arial Black" fo:font-family="'Arial Black'" style:font-family-generic="swiss" style:font-pitch="variable" fo:font-size="10pt" style:font-name-asian="幼圆" style:font-family-asian="幼圆" style:font-family-generic-asian="system" style:font-pitch-asian="variable" style:font-size-asian="10pt" fo:hyphenate="false" loext:hyphenation-no-caps="false"/>
    </style:style>
    <style:style style:name="Citação_20_Intensa" style:display-name="Citação Intensa" style:family="paragraph" style:parent-style-name="Standard" style:next-style-name="Standard">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2e74b5" fo:border-bottom="0.51pt solid #2e74b5" style:shadow="none">
        <style:tab-stops/>
      </style:paragraph-properties>
      <style:text-properties fo:color="#2e74b5" fo:font-style="italic" style:font-style-asian="italic" style:font-style-complex="italic" fo:hyphenate="false" loext:hyphenation-no-caps="false"/>
    </style:style>
    <style:style style:name="Texto_20_em_20_bloco" style:display-name="Texto em bloco" style:family="paragraph" style:parent-style-name="Standard">
      <style:paragraph-properties fo:margin-left="2.032cm" fo:margin-right="2.032cm" fo:hyphenation-ladder-count="no-limit" fo:text-indent="0cm" style:auto-text-indent="false" fo:padding="0.353cm" fo:border="0.26pt solid #2e74b5" style:shadow="none">
        <style:tab-stops/>
      </style:paragraph-properties>
      <style:text-properties fo:color="#2e74b5" fo:font-style="italic" style:font-name-asian="幼圆" style:font-family-asian="幼圆" style:font-family-generic-asian="system" style:font-pitch-asian="variable" style:font-style-asian="italic" style:font-style-complex="italic" fo:hyphenate="false" loext:hyphenation-no-caps="false"/>
    </style:style>
    <style:style style:name="Numerada" style:family="paragraph" style:parent-style-name="Standard">
      <style:paragraph-properties fo:hyphenation-ladder-count="no-limit"/>
      <style:text-properties fo:hyphenate="false" loext:hyphenation-no-caps="false"/>
    </style:style>
    <style:style style:name="Estilo1"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Título_20_Char" style:display-name="Título Char" style:family="text" style:parent-style-name="Fonte_20_parág._20_padrão">
      <style:text-properties fo:text-transform="uppercase" fo:color="#1f4e79" style:font-name="Arial Black" fo:font-family="'Arial Black'" style:font-family-generic="swiss"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ítulo_20_Char" style:display-name="Subtítulo Char" style:family="text" style:parent-style-name="Fonte_20_parág._20_padrão">
      <style:text-properties fo:color="#2e74b5" fo:font-size="12pt" fo:font-weight="bold" style:font-size-asian="12pt" style:font-weight-asian="bold" style:font-weight-complex="bold"/>
    </style:style>
    <style:style style:name="Título_20_1_20_Char" style:display-name="Título 1 Char" style:family="text" style:parent-style-name="Fonte_20_parág._20_padrão">
      <style:text-properties fo:text-transform="uppercase" fo:color="#1f4e79" fo:font-size="14pt" fo:font-weight="bold" style:font-size-asian="14pt" style:font-weight-asian="bold" style:font-weight-complex="bold"/>
    </style:style>
    <style:style style:name="Texto_20_do_20_Espaço_20_Reservado" style:display-name="Texto do Espaço Reservado" style:family="text" style:parent-style-name="Fonte_20_parág._20_padrão">
      <style:text-properties fo:color="#808080"/>
    </style:style>
    <style:style style:name="Título_20_3_20_Char" style:display-name="Título 3 Char" style:family="text" style:parent-style-name="Fonte_20_parág._20_padrão">
      <style:text-properties fo:color="#1f4d78" style:font-name="Arial Black" fo:font-family="'Arial Black'" style:font-family-generic="swiss"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2_20_Char" style:display-name="Título 2 Char" style:family="text" style:parent-style-name="Fonte_20_parág._20_padrão">
      <style:text-properties fo:color="#2e74b5" fo:font-size="12pt" fo:font-weight="bold" style:font-size-asian="12pt" style:font-weight-asian="bold" style:font-weight-complex="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text-properties fo:color="#1f4e79" style:font-name="Arial Black" fo:font-family="'Arial Black'" style:font-family-generic="swiss"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Título_20_4_20_Char" style:display-name="Título 4 Char" style:family="text" style:parent-style-name="Fonte_20_parág._20_padrão">
      <style:text-properties fo:color="#2e74b5" style:font-name="Arial Black" fo:font-family="'Arial Black'" style:font-family-generic="swiss"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Fonte_20_parág._20_padrão">
      <style:text-properties fo:color="#2e74b5" style:font-name="Arial Black" fo:font-family="'Arial Black'" style:font-family-generic="swiss"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Título_20_8_20_Char" style:display-name="Título 8 Char" style:family="text" style:parent-style-name="Fonte_20_parág._20_padrão">
      <style:text-properties fo:color="#272727" style:font-name="Arial Black" fo:font-family="'Arial Black'" style:font-family-generic="swiss"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Título_20_9_20_Char" style:display-name="Título 9 Char" style:family="text" style:parent-style-name="Fonte_20_parág._20_padrão">
      <style:text-properties fo:color="#272727" style:font-name="Arial Black" fo:font-family="'Arial Black'" style:font-family-generic="swiss"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Ênfase_20_Intensa" style:display-name="Ênfase Intensa" style:family="text" style:parent-style-name="Fonte_20_parág._20_padrão">
      <style:text-properties fo:color="#2e74b5" fo:font-style="italic" style:font-style-asian="italic" style:font-style-complex="italic"/>
    </style:style>
    <style:style style:name="Citação_20_Intensa_20_Char" style:display-name="Citação Intensa Char" style:family="text" style:parent-style-name="Fonte_20_parág._20_padrão">
      <style:text-properties fo:color="#2e74b5" fo:font-style="italic" style:font-style-asian="italic" style:font-style-complex="italic"/>
    </style:style>
    <style:style style:name="Referência_20_Intensa" style:display-name="Referência Intensa" style:family="text" style:parent-style-name="Fonte_20_parág._20_padrão">
      <style:text-properties fo:font-variant="small-caps" fo:color="#2e74b5" fo:letter-spacing="0.009cm" fo:font-weight="bold" style:font-weight-asian="bold" style:font-weight-complex="bold"/>
    </style:style>
    <style:style style:name="Internet_20_link" style:display-name="Internet link" style:family="text" style:parent-style-name="Fonte_20_parág._20_padrão">
      <style:text-properties fo:color="#d7230d" style:text-underline-style="solid" style:text-underline-width="auto" style:text-underline-color="font-color" style:text-underline-mode="continuous" style:text-overline-mode="continuous" style:text-line-through-mode="continuous"/>
    </style:style>
    <style:style style:name="Menção_20_não_20_resolvida1" style:display-name="Menção não resolvida1" style:family="text" style:parent-style-name="Fonte_20_parág._20_padrão">
      <style:text-properties fo:color="#595959" fo:background-color="#e1dfdd"/>
    </style:style>
    <style:style style:name="ListLabel_20_1" style:display-name="ListLabel 1" style:family="text">
      <style:text-properties fo:color="#2e74b5"/>
    </style:style>
    <style:style style:name="ListLabel_20_2" style:display-name="ListLabel 2" style:family="text">
      <style:text-properties fo:color="#2e74b5"/>
    </style:style>
    <style:style style:name="ListLabel_20_3" style:display-name="ListLabel 3" style:family="text">
      <style:text-properties fo:color="#2e74b5"/>
    </style:style>
    <style:style style:name="ListLabel_20_4" style:display-name="ListLabel 4" style:family="text">
      <style:text-properties fo:color="#2e74b5"/>
    </style:style>
    <style:style style:name="ListLabel_20_5" style:display-name="ListLabel 5" style:family="text">
      <style:text-properties fo:color="#2e74b5"/>
    </style:style>
    <style:style style:name="ListLabel_20_6" style:display-name="ListLabel 6" style:family="text">
      <style:text-properties fo:color="#2e74b5"/>
    </style:style>
    <style:style style:name="ListLabel_20_7" style:display-name="ListLabel 7" style:family="text">
      <style:text-properties fo:color="#2e74b5"/>
    </style:style>
    <style:style style:name="ListLabel_20_8" style:display-name="ListLabel 8" style:family="text">
      <style:text-properties fo:color="#2e74b5"/>
    </style:style>
    <style:style style:name="ListLabel_20_9" style:display-name="ListLabel 9" style:family="text">
      <style:text-properties fo:color="#2e74b5"/>
    </style:style>
    <style:style style:name="ListLabel_20_10" style:display-name="ListLabel 10" style:family="text">
      <style:text-properties fo:color="#2e74b5"/>
    </style:style>
    <style:style style:name="ListLabel_20_11" style:display-name="ListLabel 11" style:family="text">
      <style:text-properties fo:color="#2e74b5"/>
    </style:style>
    <style:style style:name="ListLabel_20_12" style:display-name="ListLabel 12" style:family="text">
      <style:text-properties fo:color="#2e74b5"/>
    </style:style>
    <style:style style:name="ListLabel_20_13" style:display-name="ListLabel 13" style:family="text">
      <style:text-properties fo:color="#2e74b5"/>
    </style:style>
    <style:style style:name="ListLabel_20_14" style:display-name="ListLabel 14" style:family="text">
      <style:text-properties fo:color="#2e74b5"/>
    </style:style>
    <style:style style:name="ListLabel_20_15" style:display-name="ListLabel 15" style:family="text">
      <style:text-properties fo:color="#2e74b5"/>
    </style:style>
    <style:style style:name="ListLabel_20_16" style:display-name="ListLabel 16" style:family="text">
      <style:text-properties fo:color="#2e74b5"/>
    </style:style>
    <style:style style:name="ListLabel_20_17" style:display-name="ListLabel 17" style:family="text">
      <style:text-properties fo:color="#2e74b5"/>
    </style:style>
    <style:style style:name="ListLabel_20_18" style:display-name="ListLabel 18" style:family="text">
      <style:text-properties fo:color="#2e74b5"/>
    </style:style>
    <style:style style:name="ListLabel_20_19" style:display-name="ListLabel 19" style:family="text">
      <style:text-properties fo:color="#2e74b5"/>
    </style:style>
    <style:style style:name="ListLabel_20_20" style:display-name="ListLabel 20" style:family="text">
      <style:text-properties fo:color="#2e74b5"/>
    </style:style>
    <style:style style:name="ListLabel_20_21" style:display-name="ListLabel 21" style:family="text">
      <style:text-properties fo:color="#2e74b5"/>
    </style:style>
    <style:style style:name="ListLabel_20_22" style:display-name="ListLabel 22" style:family="text">
      <style:text-properties fo:color="#2e74b5"/>
    </style:style>
    <style:style style:name="ListLabel_20_23" style:display-name="ListLabel 23" style:family="text">
      <style:text-properties fo:color="#2e74b5"/>
    </style:style>
    <style:style style:name="ListLabel_20_24" style:display-name="ListLabel 24" style:family="text">
      <style:text-properties fo:color="#2e74b5"/>
    </style:style>
    <style:style style:name="ListLabel_20_25" style:display-name="ListLabel 25" style:family="text">
      <style:text-properties fo:color="#2e74b5"/>
    </style:style>
    <style:style style:name="ListLabel_20_26" style:display-name="ListLabel 26" style:family="text">
      <style:text-properties fo:color="#2e74b5"/>
    </style:style>
    <style:style style:name="ListLabel_20_27" style:display-name="ListLabel 27" style:family="text">
      <style:text-properties fo:color="#2e74b5"/>
    </style:style>
    <style:style style:name="ListLabel_20_28" style:display-name="ListLabel 28" style:family="text">
      <style:text-properties fo:color="#2e74b5"/>
    </style:style>
    <style:style style:name="ListLabel_20_29" style:display-name="ListLabel 29" style:family="text">
      <style:text-properties fo:color="#2e74b5"/>
    </style:style>
    <style:style style:name="ListLabel_20_30" style:display-name="ListLabel 30" style:family="text">
      <style:text-properties fo:color="#2e74b5"/>
    </style:style>
    <style:style style:name="ListLabel_20_31" style:display-name="ListLabel 31" style:family="text">
      <style:text-properties fo:color="#2e74b5"/>
    </style:style>
    <style:style style:name="ListLabel_20_32" style:display-name="ListLabel 32" style:family="text">
      <style:text-properties fo:color="#2e74b5"/>
    </style:style>
    <style:style style:name="ListLabel_20_33" style:display-name="ListLabel 33" style:family="text">
      <style:text-properties fo:color="#2e74b5"/>
    </style:style>
    <style:style style:name="ListLabel_20_34" style:display-name="ListLabel 34" style:family="text">
      <style:text-properties fo:color="#2e74b5"/>
    </style:style>
    <style:style style:name="ListLabel_20_35" style:display-name="ListLabel 35" style:family="text">
      <style:text-properties fo:color="#2e74b5"/>
    </style:style>
    <style:style style:name="ListLabel_20_36" style:display-name="ListLabel 36" style:family="text">
      <style:text-properties fo:color="#2e74b5"/>
    </style:style>
    <style:style style:name="ListLabel_20_37" style:display-name="ListLabel 37" style:family="text">
      <style:text-properties fo:color="#f09f32"/>
    </style:style>
    <style:style style:name="ListLabel_20_38" style:display-name="ListLabel 38" style:family="text">
      <style:text-properties fo:color="#2e74b5"/>
    </style:style>
    <style:style style:name="ListLabel_20_39" style:display-name="ListLabel 39" style:family="text">
      <style:text-properties fo:color="#2e74b5"/>
    </style:style>
    <style:style style:name="ListLabel_20_40" style:display-name="ListLabel 40" style:family="text">
      <style:text-properties fo:color="#2e74b5"/>
    </style:style>
    <style:style style:name="ListLabel_20_41" style:display-name="ListLabel 41" style:family="text">
      <style:text-properties fo:color="#2e74b5"/>
    </style:style>
    <style:style style:name="ListLabel_20_42" style:display-name="ListLabel 42" style:family="text">
      <style:text-properties fo:color="#2e74b5"/>
    </style:style>
    <style:style style:name="ListLabel_20_43" style:display-name="ListLabel 43" style:family="text">
      <style:text-properties fo:color="#2e74b5"/>
    </style:style>
    <style:style style:name="ListLabel_20_44" style:display-name="ListLabel 44" style:family="text">
      <style:text-properties fo:color="#2e74b5"/>
    </style:style>
    <style:style style:name="ListLabel_20_45" style:display-name="ListLabel 45" style:family="text">
      <style:text-properties fo:color="#2e74b5"/>
    </style:style>
    <style:style style:name="WW_5f_CharLFO4LVL1" style:display-name="WW_CharLFO4LVL1" style:family="text">
      <style:text-properties fo:color="#2e74b5"/>
    </style:style>
    <style:style style:name="WW_5f_CharLFO4LVL2" style:display-name="WW_CharLFO4LVL2" style:family="text">
      <style:text-properties fo:color="#2e74b5"/>
    </style:style>
    <style:style style:name="WW_5f_CharLFO4LVL3" style:display-name="WW_CharLFO4LVL3" style:family="text">
      <style:text-properties fo:color="#2e74b5"/>
    </style:style>
    <style:style style:name="WW_5f_CharLFO4LVL4" style:display-name="WW_CharLFO4LVL4" style:family="text">
      <style:text-properties fo:color="#2e74b5"/>
    </style:style>
    <style:style style:name="WW_5f_CharLFO4LVL5" style:display-name="WW_CharLFO4LVL5" style:family="text">
      <style:text-properties fo:color="#2e74b5"/>
    </style:style>
    <style:style style:name="WW_5f_CharLFO4LVL6" style:display-name="WW_CharLFO4LVL6" style:family="text">
      <style:text-properties fo:color="#2e74b5"/>
    </style:style>
    <style:style style:name="WW_5f_CharLFO4LVL7" style:display-name="WW_CharLFO4LVL7" style:family="text">
      <style:text-properties fo:color="#2e74b5"/>
    </style:style>
    <style:style style:name="WW_5f_CharLFO4LVL8" style:display-name="WW_CharLFO4LVL8" style:family="text">
      <style:text-properties fo:color="#2e74b5"/>
    </style:style>
    <style:style style:name="WW_5f_CharLFO4LVL9" style:display-name="WW_CharLFO4LVL9" style:family="text">
      <style:text-properties fo:color="#2e74b5"/>
    </style:style>
    <style:style style:name="WW_5f_CharLFO5LVL1" style:display-name="WW_CharLFO5LVL1" style:family="text">
      <style:text-properties fo:color="#2e74b5"/>
    </style:style>
    <style:style style:name="WW_5f_CharLFO5LVL2" style:display-name="WW_CharLFO5LVL2" style:family="text">
      <style:text-properties fo:color="#2e74b5"/>
    </style:style>
    <style:style style:name="WW_5f_CharLFO5LVL3" style:display-name="WW_CharLFO5LVL3" style:family="text">
      <style:text-properties fo:color="#2e74b5"/>
    </style:style>
    <style:style style:name="WW_5f_CharLFO5LVL4" style:display-name="WW_CharLFO5LVL4" style:family="text">
      <style:text-properties fo:color="#2e74b5"/>
    </style:style>
    <style:style style:name="WW_5f_CharLFO5LVL5" style:display-name="WW_CharLFO5LVL5" style:family="text">
      <style:text-properties fo:color="#2e74b5"/>
    </style:style>
    <style:style style:name="WW_5f_CharLFO5LVL6" style:display-name="WW_CharLFO5LVL6" style:family="text">
      <style:text-properties fo:color="#2e74b5"/>
    </style:style>
    <style:style style:name="WW_5f_CharLFO5LVL7" style:display-name="WW_CharLFO5LVL7" style:family="text">
      <style:text-properties fo:color="#2e74b5"/>
    </style:style>
    <style:style style:name="WW_5f_CharLFO5LVL8" style:display-name="WW_CharLFO5LVL8" style:family="text">
      <style:text-properties fo:color="#2e74b5"/>
    </style:style>
    <style:style style:name="WW_5f_CharLFO5LVL9" style:display-name="WW_CharLFO5LVL9" style:family="text">
      <style:text-properties fo:color="#2e74b5"/>
    </style:style>
    <style:style style:name="WW_5f_CharLFO16LVL1" style:display-name="WW_CharLFO16LVL1" style:family="text">
      <style:text-properties fo:color="#2e74b5"/>
    </style:style>
    <style:style style:name="WW_5f_CharLFO16LVL2" style:display-name="WW_CharLFO16LVL2" style:family="text">
      <style:text-properties fo:color="#2e74b5"/>
    </style:style>
    <style:style style:name="WW_5f_CharLFO16LVL3" style:display-name="WW_CharLFO16LVL3" style:family="text">
      <style:text-properties fo:color="#2e74b5"/>
    </style:style>
    <style:style style:name="WW_5f_CharLFO16LVL4" style:display-name="WW_CharLFO16LVL4" style:family="text">
      <style:text-properties fo:color="#2e74b5"/>
    </style:style>
    <style:style style:name="WW_5f_CharLFO16LVL5" style:display-name="WW_CharLFO16LVL5" style:family="text">
      <style:text-properties fo:color="#2e74b5"/>
    </style:style>
    <style:style style:name="WW_5f_CharLFO16LVL6" style:display-name="WW_CharLFO16LVL6" style:family="text">
      <style:text-properties fo:color="#2e74b5"/>
    </style:style>
    <style:style style:name="WW_5f_CharLFO16LVL7" style:display-name="WW_CharLFO16LVL7" style:family="text">
      <style:text-properties fo:color="#2e74b5"/>
    </style:style>
    <style:style style:name="WW_5f_CharLFO16LVL8" style:display-name="WW_CharLFO16LVL8" style:family="text">
      <style:text-properties fo:color="#2e74b5"/>
    </style:style>
    <style:style style:name="WW_5f_CharLFO16LVL9" style:display-name="WW_CharLFO16LVL9" style:family="text">
      <style:text-properties fo:color="#2e74b5"/>
    </style:style>
    <style:style style:name="WW_5f_CharLFO17LVL1" style:display-name="WW_CharLFO17LVL1" style:family="text">
      <style:text-properties fo:color="#2e74b5"/>
    </style:style>
    <style:style style:name="WW_5f_CharLFO17LVL2" style:display-name="WW_CharLFO17LVL2" style:family="text">
      <style:text-properties fo:color="#2e74b5"/>
    </style:style>
    <style:style style:name="WW_5f_CharLFO17LVL3" style:display-name="WW_CharLFO17LVL3" style:family="text">
      <style:text-properties fo:color="#2e74b5"/>
    </style:style>
    <style:style style:name="WW_5f_CharLFO17LVL4" style:display-name="WW_CharLFO17LVL4" style:family="text">
      <style:text-properties fo:color="#2e74b5"/>
    </style:style>
    <style:style style:name="WW_5f_CharLFO17LVL5" style:display-name="WW_CharLFO17LVL5" style:family="text">
      <style:text-properties fo:color="#2e74b5"/>
    </style:style>
    <style:style style:name="WW_5f_CharLFO17LVL6" style:display-name="WW_CharLFO17LVL6" style:family="text">
      <style:text-properties fo:color="#2e74b5"/>
    </style:style>
    <style:style style:name="WW_5f_CharLFO17LVL7" style:display-name="WW_CharLFO17LVL7" style:family="text">
      <style:text-properties fo:color="#2e74b5"/>
    </style:style>
    <style:style style:name="WW_5f_CharLFO17LVL8" style:display-name="WW_CharLFO17LVL8" style:family="text">
      <style:text-properties fo:color="#2e74b5"/>
    </style:style>
    <style:style style:name="WW_5f_CharLFO17LVL9" style:display-name="WW_CharLFO17LVL9" style:family="text">
      <style:text-properties fo:color="#2e74b5"/>
    </style:style>
    <style:style style:name="WW_5f_CharLFO18LVL1" style:display-name="WW_CharLFO18LVL1" style:family="text">
      <style:text-properties fo:color="#f09f32"/>
    </style:style>
    <style:style style:name="WW_5f_CharLFO18LVL2" style:display-name="WW_CharLFO18LVL2" style:family="text">
      <style:text-properties fo:color="#2e74b5"/>
    </style:style>
    <style:style style:name="WW_5f_CharLFO18LVL3" style:display-name="WW_CharLFO18LVL3" style:family="text">
      <style:text-properties fo:color="#2e74b5"/>
    </style:style>
    <style:style style:name="WW_5f_CharLFO18LVL4" style:display-name="WW_CharLFO18LVL4" style:family="text">
      <style:text-properties fo:color="#2e74b5"/>
    </style:style>
    <style:style style:name="WW_5f_CharLFO18LVL5" style:display-name="WW_CharLFO18LVL5" style:family="text">
      <style:text-properties fo:color="#2e74b5"/>
    </style:style>
    <style:style style:name="WW_5f_CharLFO18LVL6" style:display-name="WW_CharLFO18LVL6" style:family="text">
      <style:text-properties fo:color="#2e74b5"/>
    </style:style>
    <style:style style:name="WW_5f_CharLFO18LVL7" style:display-name="WW_CharLFO18LVL7" style:family="text">
      <style:text-properties fo:color="#2e74b5"/>
    </style:style>
    <style:style style:name="WW_5f_CharLFO18LVL8" style:display-name="WW_CharLFO18LVL8" style:family="text">
      <style:text-properties fo:color="#2e74b5"/>
    </style:style>
    <style:style style:name="WW_5f_CharLFO18LVL9" style:display-name="WW_CharLFO18LVL9" style:family="text">
      <style:text-properties fo:color="#2e74b5"/>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5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6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7LV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7LVL3"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7LVL6"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7LVL9"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pt" fo:country="BR" style:language-complex="pt" style:country-complex="BR"/>
    </style:style>
    <style:style style:name="M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2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8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m 22" text:anchor-type="paragraph" svg:x="13.917cm" svg:y="-1.646cm" svg:width="2.858cm" style:rel-width="scale" svg:height="1.674cm" style:rel-height="scale" draw:z-index="3"><draw:image xlink:href="Pictures/1000020100000103000000986536EE6F6EFBBF48.png" xlink:type="simple" xlink:show="embed" xlink:actuate="onLoad" loext:mime-type="image/png"/></draw:fram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27T19:37:00Z</meta:creation-date>
    <dc:date>2021-11-05T15:38:15.056085814</dc:date>
    <meta:editing-cycles>17</meta:editing-cycles>
    <meta:editing-duration>PT3H15M20S</meta:editing-duration>
    <meta:document-statistic meta:table-count="8" meta:image-count="1" meta:object-count="0" meta:page-count="4" meta:paragraph-count="100" meta:word-count="1419" meta:character-count="9075" meta:non-whitespace-character-count="7758"/>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